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6.63mm"/>
    </style:style>
    <style:style style:name="co4" style:family="table-column">
      <style:table-column-properties fo:break-before="auto" style:column-width="135.31mm"/>
    </style:style>
    <style:style style:name="co5" style:family="table-column">
      <style:table-column-properties fo:break-before="auto" style:column-width="10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ce3"/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column table:style-name="co2" table:default-cell-style-name="ce3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Stückliste Retro Home Computer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auteilbezeichnung</text:p>
          </table:table-cell>
          <table:table-cell office:value-type="string" calcext:value-type="string">
            <text:p>Bauteil Nr.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Preis [€]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eis [€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NC28J60</text:p>
          </table:table-cell>
          <table:table-cell/>
          <table:table-cell office:value-type="string" calcext:value-type="string">
            <text:p>http://de.rs-online.com/web/p/ethernet-controller/6988981/</text:p>
          </table:table-cell>
          <table:table-cell office:value-type="currency" office:currency="EUR" office:value="3.22" calcext:value-type="currency">
            <text:p>3,22 €</text:p>
          </table:table-cell>
          <table:table-cell office:value-type="string" calcext:value-type="string">
            <text:p>https://www.digikey.de/product-detail/de/microchip-technology/ENC28J60-SP/ENC28J60-SP-ND/765489</text:p>
          </table:table-cell>
          <table:table-cell office:value-type="currency" office:currency="EUR" office:value="2.92" calcext:value-type="currency">
            <text:p>2,92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232CPE</text:p>
          </table:table-cell>
          <table:table-cell/>
          <table:table-cell office:value-type="string" calcext:value-type="string">
            <text:p>http://de.rs-online.com/web/p/line-transceiver/5405359/</text:p>
          </table:table-cell>
          <table:table-cell office:value-type="currency" office:currency="EUR" office:value="3.4" calcext:value-type="currency">
            <text:p>3,40 €</text:p>
          </table:table-cell>
          <table:table-cell office:value-type="string" calcext:value-type="string">
            <text:p>https://www.digikey.de/product-detail/de/maxim-integrated/MAX232CPE-/MAX232CPE--ND/947834</text:p>
          </table:table-cell>
          <table:table-cell office:value-type="currency" office:currency="EUR" office:value="2.95" calcext:value-type="currency">
            <text:p>2,95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32MX270F256</text:p>
          </table:table-cell>
          <table:table-cell/>
          <table:table-cell office:value-type="string" calcext:value-type="string">
            <text:p>http://de.rs-online.com/web/p/mikrocontroller/8696123/</text:p>
          </table:table-cell>
          <table:table-cell office:value-type="currency" office:currency="EUR" office:value="4.285" calcext:value-type="currency">
            <text:p>4,29 €</text:p>
          </table:table-cell>
          <table:table-cell office:value-type="string" calcext:value-type="string">
            <text:p>https://www.digikey.de/product-detail/de/microchip-technology/PIC32MX270F256B-I-SP/PIC32MX270F256B-I-SP-ND/4902630</text:p>
          </table:table-cell>
          <table:table-cell office:value-type="currency" office:currency="EUR" office:value="3.81" calcext:value-type="currency">
            <text:p>3,81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8X32A-D40</text:p>
          </table:table-cell>
          <table:table-cell/>
          <table:table-cell office:value-type="string" calcext:value-type="string">
            <text:p>http://de.rs-online.com/web/p/mikrocontroller/0405597/</text:p>
          </table:table-cell>
          <table:table-cell office:value-type="currency" office:currency="EUR" office:value="7.08" calcext:value-type="currency">
            <text:p>7,08 €</text:p>
          </table:table-cell>
          <table:table-cell office:value-type="string" calcext:value-type="string">
            <text:p>https://www.digikey.de/product-detail/de/parallax-inc/P8X32A-D40/P8X32A-D40-ND/1136005</text:p>
          </table:table-cell>
          <table:table-cell office:value-type="currency" office:currency="EUR" office:value="7.33" calcext:value-type="currency">
            <text:p>7,33 €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4LC256</text:p>
          </table:table-cell>
          <table:table-cell/>
          <table:table-cell office:value-type="string" calcext:value-type="string">
            <text:p><text:a xlink:href="http://de.rs-online.com/web/p/speicherbausteine-eeprom/0454371/" xlink:type="simple">http://de.rs-online.com/web/p/speicherbausteine-eeprom/0454371/</text:a></text:p>
          </table:table-cell>
          <table:table-cell office:value-type="currency" office:currency="EUR" office:value="0.868" calcext:value-type="currency">
            <text:p>0,87 €</text:p>
          </table:table-cell>
          <table:table-cell office:value-type="string" calcext:value-type="string">
            <text:p><text:a xlink:href="https://www.digikey.de/product-detail/de/microchip-technology/24LC256-I-P/24LC256-I-P-ND/273431" xlink:type="simple">https://www.digikey.de/product-detail/de/microchip-technology/24LC256-I-P/24LC256-I-P-ND/273431</text:a></text:p>
          </table:table-cell>
          <table:table-cell office:value-type="currency" office:currency="EUR" office:value="0.77" calcext:value-type="currency">
            <text:p>0,77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1307+</text:p>
          </table:table-cell>
          <table:table-cell/>
          <table:table-cell office:value-type="string" calcext:value-type="string">
            <text:p>http://de.rs-online.com/web/p/echtzeituhren/5402726/</text:p>
          </table:table-cell>
          <table:table-cell office:value-type="currency" office:currency="EUR" office:value="2.78" calcext:value-type="currency">
            <text:p>2,78 €</text:p>
          </table:table-cell>
          <table:table-cell office:value-type="string" calcext:value-type="string">
            <text:p>https://www.digikey.de/product-detail/de/maxim-integrated/DS1307-/DS1307--ND/956883</text:p>
          </table:table-cell>
          <table:table-cell office:value-type="currency" office:currency="EUR" office:value="3.09" calcext:value-type="currency">
            <text:p>3,09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78S05CV</text:p>
          </table:table-cell>
          <table:table-cell/>
          <table:table-cell office:value-type="string" calcext:value-type="string">
            <text:p>http://de.rs-online.com/web/p/spannungs-linearregler/0633026/</text:p>
          </table:table-cell>
          <table:table-cell office:value-type="currency" office:currency="EUR" office:value="0.87" calcext:value-type="currency">
            <text:p>0,87 €</text:p>
          </table:table-cell>
          <table:table-cell office:value-type="string" calcext:value-type="string">
            <text:p>https://www.digikey.de/product-detail/de/stmicroelectronics/L78S05CV/497-1468-5-ND/585989</text:p>
          </table:table-cell>
          <table:table-cell office:value-type="currency" office:currency="EUR" office:value="0.62" calcext:value-type="currency">
            <text:p>0,62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A78M33CKCS</text:p>
          </table:table-cell>
          <table:table-cell/>
          <table:table-cell office:value-type="string" calcext:value-type="string">
            <text:p>http://de.rs-online.com/web/p/spannungs-linearregler/6616737/</text:p>
          </table:table-cell>
          <table:table-cell office:value-type="currency" office:currency="EUR" office:value="0.488" calcext:value-type="currency">
            <text:p>0,49 €</text:p>
          </table:table-cell>
          <table:table-cell office:value-type="string" calcext:value-type="string">
            <text:p>https://www.digikey.de/product-detail/de/texas-instruments/UA78M33CKCS/296-21633-5-ND/1494026</text:p>
          </table:table-cell>
          <table:table-cell office:value-type="currency" office:currency="EUR" office:value="0.84" calcext:value-type="currency">
            <text:p>0,84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3LC1024</text:p>
          </table:table-cell>
          <table:table-cell table:number-columns-repeated="3"/>
          <table:table-cell office:value-type="string" calcext:value-type="string">
            <text:p>https://www.digikey.de/product-detail/de/microchip-technology/23LC1024-I-P/23LC1024-I-P-ND/3543083</text:p>
          </table:table-cell>
          <table:table-cell office:value-type="currency" office:currency="EUR" office:value="2.24" calcext:value-type="currency">
            <text:p>2,24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N 6 Pol (Tastatur)</text:p>
          </table:table-cell>
          <table:table-cell table:number-columns-repeated="3"/>
          <table:table-cell office:value-type="string" calcext:value-type="string">
            <text:p>https://www.digikey.de/product-detail/de/cui-inc/MD2-60ST/CP-2267-ND/724796</text:p>
          </table:table-cell>
          <table:table-cell office:value-type="currency" office:currency="EUR" office:value="1.45" calcext:value-type="currency">
            <text:p>1,45 €</text:p>
          </table:table-cell>
          <table:table-cell office:value-type="string" calcext:value-type="string">
            <text:p>https://www.conrad.de/de/mini-din-einbaubuchse-geschirmt-geschirmt-pole-6-assmann-wsw-inhalt-1-st-741797.html?gclid=CKuJzt_U4tMCFRHhGwodngMC-g&amp;insert_kz=VQ&amp;ef_id=WE-ygAAAAKJDnBxu:20170509110253:s</text:p>
          </table:table-cell>
          <table:table-cell office:value-type="currency" office:currency="EUR" office:value="1.82" calcext:value-type="currency">
            <text:p>1,82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GA Buchse</text:p>
          </table:table-cell>
          <table:table-cell/>
          <table:table-cell office:value-type="string" calcext:value-type="string">
            <text:p>http://de.rs-online.com/web/p/sub-d-steckverbinder-leiterplatte/6927320/</text:p>
          </table:table-cell>
          <table:table-cell office:value-type="currency" office:currency="EUR" office:value="3.98" calcext:value-type="currency">
            <text:p>3,98 €</text:p>
          </table:table-cell>
          <table:table-cell office:value-type="string" calcext:value-type="string">
            <text:p>https://www.digikey.de/product-detail/de/te-connectivity-amp-connectors/1-1734530-1/A35116-ND/1279829</text:p>
          </table:table-cell>
          <table:table-cell office:value-type="currency" office:currency="EUR" office:value="1.82" calcext:value-type="currency">
            <text:p>1,82 €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ttp://de.rs-online.com/web/p/sub-d-steckverbinder-leiterplatte/7199110/</text:p>
          </table:table-cell>
          <table:table-cell office:value-type="currency" office:currency="EUR" office:value="1.44" calcext:value-type="currency">
            <text:p>1,44 €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-Card Slot</text:p>
          </table:table-cell>
          <table:table-cell/>
          <table:table-cell office:value-type="string" calcext:value-type="string">
            <text:p>http://de.rs-online.com/web/p/speicher-und-sim-karten-steckverbinder/1224349/</text:p>
          </table:table-cell>
          <table:table-cell office:value-type="currency" office:currency="EUR" office:value="1.84" calcext:value-type="currency">
            <text:p>1,84 €</text:p>
          </table:table-cell>
          <table:table-cell office:value-type="string" calcext:value-type="string">
            <text:p>http://www.digikey.de/scripts/DkSearch/dksus.dll?Detail&amp;itemSeq=228283914&amp;uq=636306354258778756</text:p>
          </table:table-cell>
          <table:table-cell office:value-type="currency" office:currency="EUR" office:value="1.1" calcext:value-type="currency">
            <text:p>1,10 €</text:p>
          </table:table-cell>
          <table:table-cell office:value-type="string" calcext:value-type="string">
            <text:p>http://de.rs-online.com/web/c/steckverbinder/usb-d-sub-und-computersteckverbinder/speicher-und-sim-karten-steckverbinder/#esid=4294960124&amp;applied-dimensions=4292846496,4294318963,4294455937&amp;sort-by=P_breakPrice1&amp;sort-order=asc</text:p>
          </table:table-cell>
          <table:table-cell table:number-columns-repeated="17"/>
          <table:table-cell office:value-type="string" calcext:value-type="string">
            <text:p>http://de.rs-online.com/web/c/steckverbinder/usb-d-sub-und-computersteckverbinder/speicher-und-sim-karten-steckverbinder/?searchTerm=sd+card+slo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://www.digikey.de/scripts/DkSearch/dksus.dll?Detail&amp;itemSeq=228282555&amp;uq=6363063546466428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 Buchse (RJ45EM)</text:p>
          </table:table-cell>
          <table:table-cell/>
          <table:table-cell office:value-type="string" calcext:value-type="string">
            <text:p>http://de.rs-online.com/web/p/rj-45-steckverbinder/0413403/</text:p>
          </table:table-cell>
          <table:table-cell office:value-type="currency" office:currency="EUR" office:value="1.53" calcext:value-type="currency">
            <text:p>1,53 €</text:p>
          </table:table-cell>
          <table:table-cell office:value-type="string" calcext:value-type="string">
            <text:p>https://www.digikey.de/product-detail/de/assmann-wsw-components/A-2004-2-4-LP-FS-N-R/AE10386-ND/2183637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string" calcext:value-type="string">
            <text:p>https://www.conrad.de/de/modulare-einbaubuchse-horizontal-na-grau-922647.html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string" calcext:value-type="string">
            <text:p>https://www.conrad.de/de/modulare-einbaubuchse-ohne-schirmlasche-buchse-gewinkelt-pole-8p8c-1421-2000-02-vernickelt-metall-bel-stewart-connec-745442.html</text:p>
          </table:table-cell>
          <table:table-cell table:number-columns-repeated="3"/>
          <table:table-cell office:value-type="string" calcext:value-type="string">
            <text:p>http://de.rs-online.com/web/c/steckverbinder/netzwerk-und-telekommunikations-steckverbinder/rj-45-steckverbinder/?searchTerm=lan+buchse&amp;h=s&amp;sra=oss&amp;redirect-relevancy-data=636F3D3126696E3D4931384E4C446573635461786F6E6F6D794272616E645365617263685465726D325F74656D70266C753D6465266D6D3D6D617463687061727469616C6D617826706D3D5E5B5C707B4C7D5C707B4E647D3F5C707B5A737D2D2C2F255C2E5D2B2426706F3D31313326736E3D592673743D4B4559574F52445F4D554C54495F414C5048415F414E445F4D554C54495F414C5048415F4E554D455249432673633D592677633D4E4F4E45267573743D6C616E20627563687365267374613D6C616E2062756368736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B A Buchse</text:p>
          </table:table-cell>
          <table:table-cell/>
          <table:table-cell office:value-type="string" calcext:value-type="string">
            <text:p>http://de.rs-online.com/web/p/usb-typ-a-steckverbinder/9097864/</text:p>
          </table:table-cell>
          <table:table-cell office:value-type="currency" office:currency="EUR" office:value="2.52" calcext:value-type="currency">
            <text:p>2,52 €</text:p>
          </table:table-cell>
          <table:table-cell office:value-type="string" calcext:value-type="string">
            <text:p>http://www.digikey.de/scripts/DkSearch/dksus.dll?Detail&amp;itemSeq=228282079&amp;uq=636306349605998851</text:p>
          </table:table-cell>
          <table:table-cell office:value-type="currency" office:currency="EUR" office:value="1.09" calcext:value-type="currency">
            <text:p>1,09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232 Buchse</text:p>
          </table:table-cell>
          <table:table-cell/>
          <table:table-cell office:value-type="string" calcext:value-type="string">
            <text:p>http://de.rs-online.com/web/p/sub-d-steckverbinder-leiterplatte/6740827/</text:p>
          </table:table-cell>
          <table:table-cell office:value-type="currency" office:currency="EUR" office:value="0.772" calcext:value-type="currency">
            <text:p>0,77 €</text:p>
          </table:table-cell>
          <table:table-cell office:value-type="string" calcext:value-type="string">
            <text:p>http://www.digikey.de/scripts/DkSearch/dksus.dll?Detail&amp;itemSeq=228282602&amp;uq=636306349762683779</text:p>
          </table:table-cell>
          <table:table-cell office:value-type="currency" office:currency="EUR" office:value="0.71" calcext:value-type="currency">
            <text:p>0,71 €</text:p>
          </table:table-cell>
          <table:table-cell office:value-type="string" calcext:value-type="string">
            <text:p>http://de.rs-online.com/web/c/steckverbinder/usb-d-sub-und-computersteckverbinder/sub-d-steckverbinder-leiterplat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dio Buchse</text:p>
          </table:table-cell>
          <table:table-cell table:number-columns-repeated="3"/>
          <table:table-cell office:value-type="string" calcext:value-type="string">
            <text:p>https://www.digikey.de/product-detail/de/cui-inc/SJ1-3535NG-GR/CP1-3535NG-GR-ND/2295993</text:p>
          </table:table-cell>
          <table:table-cell office:value-type="currency" office:currency="EUR" office:value="1.14" calcext:value-type="currency">
            <text:p>1,14 €</text:p>
          </table:table-cell>
          <table:table-cell office:value-type="string" calcext:value-type="string">
            <text:p>https://www.conrad.de/de/klinken-steckverbinder-35-mm-buchse-einbau-horizontal-polzahl-4-stereo-schwarz-conrad-components-1-st-718732.html</text:p>
          </table:table-cell>
          <table:table-cell office:value-type="currency" office:currency="EUR" office:value="1.01" calcext:value-type="currency">
            <text:p>1,01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wer Buchse</text:p>
          </table:table-cell>
          <table:table-cell table:number-columns-repeated="2"/>
          <table:table-cell table:style-name="Default"/>
          <table:table-cell office:value-type="string" calcext:value-type="string">
            <text:p>https://www.digikey.de/product-detail/de/cui-inc/PJ-002A/CP-002A-ND/96962</text:p>
          </table:table-cell>
          <table:table-cell office:value-type="currency" office:currency="EUR" office:value="0.55" calcext:value-type="currency">
            <text:p>0,55 €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https://www.digikey.de/product-detail/de/cui-inc/PJ-002B/CP-002B-ND/96965</text:p>
          </table:table-cell>
          <table:table-cell office:value-type="currency" office:currency="EUR" office:value="0.55" calcext:value-type="currency">
            <text:p>0,55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tterie Halter</text:p>
          </table:table-cell>
          <table:table-cell/>
          <table:table-cell office:value-type="string" calcext:value-type="string">
            <text:p>http://de.rs-online.com/web/p/modular-batteriekontakte/7188472/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string" calcext:value-type="string">
            <text:p>http://www.digikey.de/scripts/DkSearch/dksus.dll?Detail&amp;itemSeq=228535804&amp;uq=636308895731238261</text:p>
          </table:table-cell>
          <table:table-cell office:value-type="currency" office:currency="EUR" office:value="1.32" calcext:value-type="currency">
            <text:p>1,32 €</text:p>
          </table:table-cell>
          <table:table-cell office:value-type="string" calcext:value-type="string">
            <text:p>http://de.rs-online.com/web/c/batterien/ladegeraete-batterien-zubehoer/batteriehalter-halterungen/#esid=4294958900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5 MHz</text:p>
          </table:table-cell>
          <table:table-cell office:value-type="string" calcext:value-type="string">
            <text:p>Propeller</text:p>
          </table:table-cell>
          <table:table-cell/>
          <table:table-cell office:value-type="string" calcext:value-type="string">
            <text:p>https://www.digikey.de/product-detail/de/ecs-inc/ECS-50-18-4XEN/XC1738-ND/2213758</text:p>
          </table:table-cell>
          <table:table-cell office:value-type="currency" office:currency="EUR" office:value="0.61" calcext:value-type="currency">
            <text:p>0,61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8 MHz ???</text:p>
          </table:table-cell>
          <table:table-cell office:value-type="string" calcext:value-type="string">
            <text:p>PIC32</text:p>
          </table:table-cell>
          <table:table-cell/>
          <table:table-cell office:value-type="string" calcext:value-type="string">
            <text:p>https://www.digikey.de/product-detail/de/abracon-llc/ABL-8.000MHZ-B2/535-9062-ND/675257</text:p>
          </table:table-cell>
          <table:table-cell office:value-type="currency" office:currency="EUR" office:value="0.3" calcext:value-type="currency">
            <text:p>0,30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Ethernet</text:p>
          </table:table-cell>
          <table:table-cell/>
          <table:table-cell office:value-type="string" calcext:value-type="string">
            <text:p>https://www.digikey.de/product-detail/de/ecs-inc/ECS-250-20-46X/XC1764-ND/2676594</text:p>
          </table:table-cell>
          <table:table-cell office:value-type="currency" office:currency="EUR" office:value="0.36" calcext:value-type="currency">
            <text:p>0,36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32 kHz</text:p>
          </table:table-cell>
          <table:table-cell office:value-type="string" calcext:value-type="string">
            <text:p>Echtzeituhr</text:p>
          </table:table-cell>
          <table:table-cell/>
          <table:table-cell office:value-type="string" calcext:value-type="string">
            <text:p>https://www.digikey.de/product-detail/de/ecs-inc/ECS-.320-12.5-13X/XC1392-ND/827654</text:p>
          </table:table-cell>
          <table:table-cell office:value-type="currency" office:currency="EUR" office:value="0.79" calcext:value-type="currency">
            <text:p>0,79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arz</text:p>
          </table:table-cell>
          <table:table-cell office:value-type="string" calcext:value-type="string">
            <text:p>16 MHz</text:p>
          </table:table-cell>
          <table:table-cell table:number-columns-repeated="2"/>
          <table:table-cell office:value-type="string" calcext:value-type="string">
            <text:p>http://www.digikey.de/scripts/DkSearch/dksus.dll?Detail&amp;itemSeq=228286355&amp;uq=636306368866173937</text:p>
          </table:table-cell>
          <table:table-cell office:value-type="currency" office:currency="EUR" office:value="0.36" calcext:value-type="currency">
            <text:p>0,36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oppel Umschalter RS232</text:p>
          </table:table-cell>
          <table:table-cell/>
          <table:table-cell office:value-type="string" calcext:value-type="string">
            <text:p>https://www.conrad.de/de/schiebeschalter-30-vdc-01-a-1-x-einein-nkk-switches-ss12sdp2-1-st-704240.html</text:p>
          </table:table-cell>
          <table:table-cell/>
          <table:table-cell office:value-type="string" calcext:value-type="string">
            <text:p>https://www.digikey.de/product-detail/de/e-switch/EG2201A/EG1905-ND/101732</text:p>
          </table:table-cell>
          <table:table-cell office:value-type="currency" office:currency="EUR" office:value="0.73" calcext:value-type="currency">
            <text:p>0,73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s://www.e-switch.com/system/asset/product_line/data_sheet/119/EG.pd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uchse für Kaufplatine ?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JTG</text:p>
          </table:table-cell>
          <table:table-cell table:number-columns-repeated="3"/>
          <table:table-cell office:value-type="string" calcext:value-type="string">
            <text:p>https://www.digikey.de/product-detail/de/wurth-electronics-inc/61300611121/732-5319-ND/4846833</text:p>
          </table:table-cell>
          <table:table-cell office:value-type="currency" office:currency="EUR" office:value="0.35" calcext:value-type="currency">
            <text:p>0,35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ic-Kit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tück</text:p>
          </table:table-cell>
          <table:table-cell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Sockel 40 P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digikey.de/product-detail/de/assmann-wsw-components/AR-40-HZL-TT/AE10018-ND/821772</text:p>
          </table:table-cell>
          <table:table-cell office:value-type="currency" office:currency="EUR" office:value="1.95" calcext:value-type="currency">
            <text:p>1,95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ckel 28 P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www.digikey.de/product-detail/de/assmann-wsw-components/AR-28-HZL-TT/AE10017-ND/821771</text:p>
          </table:table-cell>
          <table:table-cell office:value-type="currency" office:currency="EUR" office:value="1.37" calcext:value-type="currency">
            <text:p>1,37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cket 16 P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digikey.de/product-detail/de/assmann-wsw-components/AR-16-HZL-TT/AE10013-ND/821767</text:p>
          </table:table-cell>
          <table:table-cell office:value-type="currency" office:currency="EUR" office:value="0.84" calcext:value-type="currency">
            <text:p>0,84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ckel 8 P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www.digikey.de/product-detail/de/assmann-wsw-components/AR-08-HZL-TT/AE10011-ND/821765</text:p>
          </table:table-cell>
          <table:table-cell office:value-type="currency" office:currency="EUR" office:value="0.46" calcext:value-type="currency">
            <text:p>0,46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0 kOhm</text:p>
          </table:table-cell>
          <table:table-cell table:number-columns-repeated="3"/>
          <table:table-cell office:value-type="string" calcext:value-type="string">
            <text:p>https://www.digikey.de/product-detail/de/stackpole-electronics-inc/CF14JT10K0/CF14JT10K0CT-ND/18303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7 k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MF14FTC2K70/S2.7KCACT-ND/26174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2 k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MF14FTC2K20/S2.2KCACT-ND/26174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70 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F14FTD470R/RNF14FTD470RCT-ND/1975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40 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MF14FTC240R/S240CACT-ND/26174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20 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MF14FTC220R/S220CACT-ND/26174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 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F14FTD100R/RNF14FTD100RCT-ND/19749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7 Ohm</text:p>
          </table:table-cell>
          <table:table-cell table:number-columns-repeated="3"/>
          <table:table-cell office:value-type="string" calcext:value-type="string">
            <text:p>https://www.digikey.de/product-detail/de/stackpole-electronics-inc/RNMF14FTC47R0/S47CACT-ND/2617508</text:p>
          </table:table-cell>
          <table:table-cell office:value-type="currency" office:currency="EUR" office:value="0.066" calcext:value-type="currency">
            <text:p>0,07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00 uF</text:p>
          </table:table-cell>
          <table:table-cell table:number-columns-repeated="3"/>
          <table:table-cell office:value-type="string" calcext:value-type="string">
            <text:p>https://www.digikey.de/product-detail/de/wurth-electronics-inc/860020473008/732-8825-1-ND/5728770</text:p>
          </table:table-cell>
          <table:table-cell office:value-type="currency" office:currency="EUR" office:value="0.14" calcext:value-type="currency">
            <text:p>0,14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 u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digikey.de/product-detail/de/wurth-electronics-inc/860010472002/732-8625-1-ND/5728581</text:p>
          </table:table-cell>
          <table:table-cell office:value-type="currency" office:currency="EUR" office:value="0.11" calcext:value-type="currency">
            <text:p>0,11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0 nF</text:p>
          </table:table-cell>
          <table:table-cell table:number-columns-repeated="3"/>
          <table:table-cell office:value-type="string" calcext:value-type="string">
            <text:p>http://www.digikey.de/scripts/DkSearch/dksus.dll?Detail&amp;itemSeq=228644147&amp;uq=636310612405245830</text:p>
          </table:table-cell>
          <table:table-cell office:value-type="currency" office:currency="EUR" office:value="0.21" calcext:value-type="currency">
            <text:p>0,21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2 p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://www.digikey.de/scripts/DkSearch/dksus.dll?Detail&amp;itemSeq=228643736&amp;uq=636310608511097744</text:p>
          </table:table-cell>
          <table:table-cell office:value-type="currency" office:currency="EUR" office:value="0.27" calcext:value-type="currency">
            <text:p>0,27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://www.digikey.de/scripts/DkSearch/dksus.dll?Detail&amp;itemSeq=228642794&amp;uq=636310604061180789</text:p>
          </table:table-cell>
          <table:table-cell office:value-type="currency" office:currency="EUR" office:value="0.19" calcext:value-type="currency">
            <text:p>0,19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0 u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digikey.de/product-detail/de/epcos-tdk/B78108T1103K/495-5574-1-ND/4245873</text:p>
          </table:table-cell>
          <table:table-cell office:value-type="currency" office:currency="EUR" office:value="0.37" calcext:value-type="currency">
            <text:p>0,37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ode 1N4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digikey.de/product-detail/de/micro-commercial-co/1N4001-TP/1N4001-TPMSCT-ND/773688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formula="of:=SUM([.D4:.D66])" office:value-type="currency" office:currency="EUR" office:value="36.333" calcext:value-type="currency">
            <text:p>36,33 €</text:p>
          </table:table-cell>
          <table:table-cell/>
          <table:table-cell table:formula="of:=SUM([.F4:.F66])" office:value-type="currency" office:currency="EUR" office:value="44.916" calcext:value-type="currency">
            <text:p>44,92 €</text:p>
          </table:table-cell>
          <table:table-cell table:number-columns-repeated="19"/>
        </table:table-row>
        <table:table-row table:style-name="ro1" table:number-rows-repeated="104850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21:07:24.6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1:08:28.332000000</meta:creation-date>
    <dc:date>2017-05-23T21:16:17.246000000</dc:date>
    <meta:editing-duration>P5DT5H15M6S</meta:editing-duration>
    <meta:editing-cycles>91</meta:editing-cycles>
    <meta:generator>LibreOffice/5.1.2.2$Windows_X86_64 LibreOffice_project/d3bf12ecb743fc0d20e0be0c58ca359301eb705f</meta:generator>
    <meta:document-statistic meta:table-count="1" meta:cell-count="204" meta:object-count="0"/>
  </office:meta>
</office:document-meta>
</file>